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563in" fo:margin-left="-0.1597in" fo:margin-top="0in" fo:margin-bottom="0in" fo:break-before="auto" fo:break-after="auto" table:align="left"/>
    </style:style>
    <style:style style:name="Table1.A" style:family="table-column">
      <style:table-column-properties style:column-width="2.209in"/>
    </style:style>
    <style:style style:name="Table1.B" style:family="table-column">
      <style:table-column-properties style:column-width="1.9014in"/>
    </style:style>
    <style:style style:name="Table1.C" style:family="table-column">
      <style:table-column-properties style:column-width="3.445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c000" fo:padding-left="0.075in" fo:padding-right="0.075in" fo:padding-top="0in" fo:padding-bottom="0in" fo:border-left="none" fo:border-right="none" fo:border-top="2.25pt solid #000000" fo:border-bottom="none">
        <style:background-image/>
      </style:table-cell-properties>
    </style:style>
    <style:style style:name="Table1.B1" style:family="table-cell">
      <style:table-cell-properties fo:background-color="#ffc000" fo:padding-left="0.075in" fo:padding-right="0.075in" fo:padding-top="0in" fo:padding-bottom="0in" fo:border-left="none" fo:border-right="0.5pt dotted #000000" fo:border-top="2.25pt solid #000000" fo:border-bottom="none">
        <style:background-image/>
      </style:table-cell-properties>
    </style:style>
    <style:style style:name="Table1.C1" style:family="table-cell">
      <style:table-cell-properties fo:background-color="#ffc000" fo:padding-left="0.075in" fo:padding-right="0.075in" fo:padding-top="0in" fo:padding-bottom="0in" fo:border-left="0.5pt dotted #000000" fo:border-right="0.5pt dotted #000000" fo:border-top="2.25pt solid #000000" fo:border-bottom="none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background-color="#feecd2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2" style:family="table-cell">
      <style:table-cell-properties fo:background-color="#feecd2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3" style:family="table-cell">
      <style:table-cell-properties fo:background-color="#ff3300" fo:padding-left="0.075in" fo:padding-right="0.075in" fo:padding-top="0in" fo:padding-bottom="0in" fo:border="none">
        <style:background-image/>
      </style:table-cell-properties>
    </style:style>
    <style:style style:name="Table1.B3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3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4" style:family="table-cell">
      <style:table-cell-properties fo:background-color="#1155cc" fo:padding-left="0.075in" fo:padding-right="0.075in" fo:padding-top="0in" fo:padding-bottom="0in" fo:border="none">
        <style:background-image/>
      </style:table-cell-properties>
    </style:style>
    <style:style style:name="Table1.B4" style:family="table-cell">
      <style:table-cell-properties fo:background-color="#9fc5e8" fo:padding-left="0.075in" fo:padding-right="0.075in" fo:padding-top="0in" fo:padding-bottom="0in" fo:border-left="none" fo:border-right="0.5pt dotted #000000" fo:border-top="none" fo:border-bottom="none">
        <style:background-image/>
      </style:table-cell-properties>
    </style:style>
    <style:style style:name="Table1.C4" style:family="table-cell">
      <style:table-cell-properties fo:background-color="#9fc5e8" fo:padding-left="0.075in" fo:padding-right="0.075in" fo:padding-top="0in" fo:padding-bottom="0in" fo:border-left="0.5pt dotted #000000" fo:border-right="0.5pt dotted #000000" fo:border-top="none" fo:border-bottom="none">
        <style:background-image/>
      </style:table-cell-properties>
    </style:style>
    <style:style style:name="Table1.A5" style:family="table-cell">
      <style:table-cell-properties fo:padding-left="0.075in" fo:padding-right="0.075in" fo:padding-top="0in" fo:padding-bottom="0in" fo:border="none"/>
    </style:style>
    <style:style style:name="Table1.6" style:family="table-row">
      <style:table-row-properties style:min-row-height="1.8611in" fo:keep-together="auto"/>
    </style:style>
    <style:style style:name="Table1.A6" style:family="table-cell">
      <style:table-cell-properties fo:background-color="#ff3300" fo:padding-left="0.075in" fo:padding-right="0.075in" fo:padding-top="0in" fo:padding-bottom="0in" fo:border-left="none" fo:border-right="none" fo:border-top="none" fo:border-bottom="2.25pt solid #000000">
        <style:background-image/>
      </style:table-cell-properties>
    </style:style>
    <style:style style:name="Table1.B6" style:family="table-cell">
      <style:table-cell-properties fo:background-color="#fec67a" fo:padding-left="0.075in" fo:padding-right="0.075in" fo:padding-top="0in" fo:padding-bottom="0in" fo:border-left="none" fo:border-right="0.5pt dotted #000000" fo:border-top="none" fo:border-bottom="2.25pt solid #000000">
        <style:background-image/>
      </style:table-cell-properties>
    </style:style>
    <style:style style:name="Table1.C6" style:family="table-cell">
      <style:table-cell-properties fo:background-color="#fec67a" fo:padding-left="0.075in" fo:padding-right="0.075in" fo:padding-top="0in" fo:padding-bottom="0in" fo:border-left="0.5pt dotted #000000" fo:border-right="0.5pt dotted #000000" fo:border-top="none" fo:border-bottom="2.25pt solid #000000">
        <style:background-image/>
      </style:table-cell-properties>
    </style:style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.139in" fo:margin-bottom="0in" loext:contextual-spacing="false" fo:line-height="100%"/>
    </style:style>
    <style:style style:name="P4" style:family="paragraph" style:parent-style-name="Standard">
      <style:paragraph-properties fo:margin-top="0.139in" fo:margin-bottom="0in" loext:contextual-spacing="false" fo:line-height="100%"/>
      <style:text-properties fo:color="#ffffff"/>
    </style:style>
    <style:style style:name="P5" style:family="paragraph" style:parent-style-name="Standard">
      <style:paragraph-properties fo:margin-top="0in" fo:margin-bottom="0.139in" loext:contextual-spacing="false" fo:line-height="100%"/>
    </style:style>
    <style:style style:name="P6" style:family="paragraph" style:parent-style-name="Title" style:master-page-name="Standard">
      <style:paragraph-properties fo:margin-left="-0.1043in" fo:margin-right="0in" fo:margin-top="0in" fo:margin-bottom="0.139in" loext:contextual-spacing="false" fo:line-height="100%" fo:text-indent="0in" style:auto-text-indent="false" style:page-number="1" fo:break-before="auto" fo:break-after="auto"/>
    </style:style>
    <style:style style:name="P7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</style:style>
    <style:style style:name="P8" style:family="paragraph">
      <loext:graphic-properties draw:fill="solid" draw:fill-color="#ffcc66"/>
      <style:paragraph-properties fo:text-align="start"/>
      <style:text-properties fo:font-size="18pt"/>
    </style:style>
    <style:style style:name="T1" style:family="text">
      <style:text-properties fo:color="#d67b00"/>
    </style:style>
    <style:style style:name="T2" style:family="text">
      <style:text-properties fo:font-variant="normal" fo:text-transform="none" fo:color="#d67b00" style:text-line-through-style="none" style:text-line-through-type="none" style:text-position="0% 100%" style:font-name="Calibri" fo:font-size="10pt" fo:font-style="normal" fo:font-weight="bold" style:font-name-asian="Calibri1" style:font-size-asian="10pt" style:font-style-asian="normal" style:font-weight-asian="bold" style:font-name-complex="Calibri1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color="#ffffff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gr1" style:family="graphic" style:parent-style-name="Frame">
      <style:graphic-properties draw:stroke="none" svg:stroke-width="0in" draw:fill="solid" draw:fill-color="#ffcc66" draw:textarea-vertical-align="top" draw:auto-grow-height="false" fo:min-height="0.9839in" fo:min-width="7.3008in" fo:padding-top="0.05in" fo:padding-bottom="0.05in" fo:padding-left="0.1in" fo:padding-right="0.1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custom-shape text:anchor-type="paragraph" draw:z-index="0" draw:name="Image1" draw:style-name="gr1" draw:text-style-name="P8" svg:width="7.5004in" svg:height="1.0835in" svg:x="-0.1252in" svg:y="0.4272in"><text:p text:style-name="P7"><text:span text:style-name="T2">Résumé de votre projet Ajax :</text:span></text:p><text:p text:style-name="P7"/><text:p text:style-name="P7"/><text:p text:style-name="P7"/><text:p text:style-name="P7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">Préparation d’une programmation AJAX</text:span></text:p>
      <text:p text:style-name="P1">Sur la page panier, il y a un résumé de la commande avec la liste des formations qui ont été sélectionnées par l’utilisateur. Chaque formation est associée à une quantité. Cette quantité est modifiable grâce à un champ input de type select pour chaque formation dans le panier. L' ajax est présent pour qu'à chaque fois que <text:s/>l’utilisateur modifie le nombre de formation qu’il veut, les sous-totaux et le total de la commande soient automatiquement recalculés et affichés sur la page avec leur nouvelle valeur. <text:s text:c="2"/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2">Formulez-le en français</text:p>
            <text:p text:style-name="P2">(dossier fonctionnel)</text:p>
          </table:table-cell>
          <table:table-cell table:style-name="Table1.C1" office:value-type="string">
            <text:p text:style-name="P2">Donnez des détails techniques</text:p>
            <text:p text:style-name="P2">(format, protocole, paramètres, champs, balises, id, etc.)</text:p>
          </table:table-cell>
        </table:table-row>
        <table:table-row table:style-name="Table1.1">
          <table:table-cell table:style-name="Table1.A2" office:value-type="string">
            <text:p text:style-name="P3"><text:span text:style-name="T3">ÉVÉNEMENT</text:span></text:p>
            <text:p text:style-name="P3"><text:span text:style-name="T4">Quelle est l’événement qui déclenche l’Ajax ?</text:span></text:p>
            <text:p text:style-name="P4"/>
            <text:p text:style-name="P4"/>
          </table:table-cell>
          <table:table-cell table:style-name="Table1.B2" office:value-type="string">
            <text:p text:style-name="P3">La modification du nombre d’une même formation commandée dans la page panier.</text:p>
          </table:table-cell>
          <table:table-cell table:style-name="Table1.C2" office:value-type="string">
            <text:p text:style-name="P3">L'événement est un onchange sur les champs &lt;input type=”select”&gt; dans la liste des formations commandées.</text:p>
          </table:table-cell>
        </table:table-row>
        <table:table-row table:style-name="Table1.1">
          <table:table-cell table:style-name="Table1.A3" office:value-type="string">
            <text:p text:style-name="P3"><text:span text:style-name="T3">REQUÊTE</text:span></text:p>
            <text:p text:style-name="P3"><text:span text:style-name="T4">Quelle est la question posée au serveur ? <text:s/></text:span></text:p>
            <text:p text:style-name="P3"><text:span text:style-name="T4">Quelle information envoyez-vous au serveur en posant la question ?</text:span></text:p>
            <text:p text:style-name="P4"/>
          </table:table-cell>
          <table:table-cell table:style-name="Table1.B3" office:value-type="string">
            <text:p text:style-name="P3">Il est demandé au serveur de mettre à jour le nombre de formations dans le panier et donc les sous totaux et le total qui y sont associés.</text:p>
            <text:p text:style-name="P3">L’information envoyée au serveur est l’id de la formation et le nouveau nombre qui y est associé.</text:p>
          </table:table-cell>
          <table:table-cell table:style-name="Table1.C3" office:value-type="string">
            <text:p text:style-name="P3">Il s’agit d’une requête GET vers le script modificationNbItemPanier.php avec les paramètres idFormation=*l’id de la formation dont le nombre a été modifié* et nouveauNbFormation=*le nouveau nombre choisi par l’utilisateur de cette même formation*</text:p>
          </table:table-cell>
        </table:table-row>
        <table:table-row table:style-name="Table1.1">
          <table:table-cell table:style-name="Table1.A4" office:value-type="string">
            <text:p text:style-name="P3"><text:span text:style-name="T3">ACTION<text:line-break/></text:span><text:span text:style-name="T4">Quelle action le serveur accompli-t-il avant de répondre ?</text:span></text:p>
          </table:table-cell>
          <table:table-cell table:style-name="Table1.B4" office:value-type="string">
            <text:p text:style-name="P3">Le serveur recalcule le sous-total pour la formation dont le nombre a été modifié et le total général de la commande.</text:p>
          </table:table-cell>
          <table:table-cell table:style-name="Table1.C4" office:value-type="string">
            <text:p text:style-name="P3">Utilisation du SELECT dans la méthode getFormationById($id) de la classe FormationDAO.php pour récupérer le prix de la formation dont le nombre a été modifié et effectuer le calcul.</text:p>
            <text:p text:style-name="P3"/>
            <text:p text:style-name="P3"/>
          </table:table-cell>
        </table:table-row>
        <table:table-row table:style-name="Table1.1">
          <table:table-cell table:style-name="Table1.A5" office:value-type="string">
            <text:p text:style-name="P3"><text:span text:style-name="T3">RÉPONSE</text:span></text:p>
            <text:p text:style-name="P3"><text:span text:style-name="T4">Quelle information le serveur vous répond-t-il ?</text:span></text:p>
            <text:p text:style-name="P4"/>
            <text:p text:style-name="P4"/>
          </table:table-cell>
          <table:table-cell table:style-name="Table1.B2" office:value-type="string">
            <text:p text:style-name="P3">Le serveur envoie la div complète qui contient le récapitulatif de la commande (sous-totaux et total). </text:p>
          </table:table-cell>
          <table:table-cell table:style-name="Table1.C2" office:value-type="string">
            <text:p text:style-name="P3">Réponse au format html : </text:p>
            <text:p text:style-name="P2">&lt;div&gt;</text:p>
            <text:p text:style-name="P2"><text:s text:c="4"/>&lt;p&gt;...&lt;/p&gt;</text:p>
            <text:p text:style-name="P2"><text:s text:c="4"/>&lt;div&gt;</text:p>
            <text:p text:style-name="P2"><text:s text:c="8"/>&lt;p&gt;...&lt;/p&gt;</text:p>
            <text:p text:style-name="P2"><text:s text:c="8"/>&lt;p&gt;...&lt;/p&gt;</text:p>
            <text:p text:style-name="P2"><text:s text:c="8"/>…</text:p>
            <text:p text:style-name="P2"><text:s text:c="4"/>&lt;/div&gt;</text:p>
            <text:p text:style-name="P2"><text:s text:c="4"/>&lt;p&gt;&lt;/p&gt;</text:p>
            <text:p text:style-name="P2"><text:s text:c="4"/>&lt;div&gt;</text:p>
            <text:p text:style-name="P2"><text:s text:c="8"/>&lt;h3&gt;&lt;/h3&gt;</text:p>
            <text:p text:style-name="P2"><text:s text:c="4"/>&lt;/div&gt;</text:p>
            <text:p text:style-name="P5"><text:s text:c="4"/>&lt;div&gt;</text:p>
            <text:p text:style-name="P5"><text:s text:c="8"/>&lt;h3&gt;&lt;/h3&gt;</text:p>
            <text:p text:style-name="P5"><text:s text:c="4"/>&lt;/div&gt;</text:p>
            <text:p text:style-name="P2">&lt;/div&gt;</text:p>
          </table:table-cell>
        </table:table-row>
        <table:table-row table:style-name="Table1.6">
          <table:table-cell table:style-name="Table1.A6" office:value-type="string">
            <text:p text:style-name="P3"><text:span text:style-name="T3">AFFICHAGE</text:span></text:p>
            <text:p text:style-name="P3"><text:span text:style-name="T4">Quelle rétroaction donnez-vous à l’utilisateur</text:span></text:p>
            <text:p text:style-name="P4"/>
            <text:p text:style-name="P4"/>
            <text:p text:style-name="P4"/>
          </table:table-cell>
          <table:table-cell table:style-name="Table1.B6" office:value-type="string">
            <text:p text:style-name="P3"><text:bookmark text:name="_gjdgxs"/>L’ancien récapitulatif de la commande est écrasé par le nouveau. Le nouveau récapitulatif est le seul visible de l’utilisateur.</text:p>
          </table:table-cell>
          <table:table-cell table:style-name="Table1.C6" office:value-type="string">
            <text:p text:style-name="P3">Le contenu de la div avec l’id “div-recapitulatif” est remplacé par la réponse html du serveur.</text:p>
          </table:table-cell>
        </table:table-row>
      </table:table>
      <text:p text:style-name="P1"><text:span text:style-name="T5">Template de Fiche d'analyse Ajax - préparé par Nadine Giasson St-Am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bold" style:font-name-asian="Calibri1" style:font-family-asian="Calibri" style:font-family-generic-asian="system" style:font-pitch-asian="variable" style:font-size-asian="11pt" style:font-weight-asian="bold" style:font-name-complex="Calibri1" style:font-family-complex="Calibri" style:font-family-generic-complex="system" style:font-pitch-complex="variable" style:font-size-complex="11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15%" fo:keep-together="always" fo:break-before="auto" fo:break-after="auto" fo:keep-with-next="always"/>
      <style:text-properties fo:font-variant="small-caps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4962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083in" fo:margin-bottom="0in" loext:contextual-spacing="false" fo:line-height="115%" fo:keep-together="always" fo:break-before="auto" fo:break-after="auto" fo:keep-with-next="always"/>
      <style:text-properties fo:font-variant="small-caps" fo:color="#6e9400" style:font-name="Calibri" fo:font-family="Calibri" style:font-family-generic="roman" style:font-pitch="variable" fo:font-size="11pt" fo:font-weight="normal" style:font-name-asian="Calibri1" style:font-family-asian="Calibri" style:font-family-generic-asian="system" style:font-pitch-asian="variable" style:font-size-asian="11pt" style:font-weight-asian="normal" style:font-name-complex="Calibri1" style:font-family-complex="Calibri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5in" fo:margin-bottom="0.139in" loext:contextual-spacing="false" fo:line-height="115%" fo:keep-together="always" fo:break-before="auto" fo:break-after="auto" fo:keep-with-next="always"/>
      <style:text-properties fo:font-variant="small-caps" fo:color="#94c600" style:font-name="Calibri" fo:font-family="Calibri" style:font-family-generic="roman" style:font-pitch="variable" fo:font-size="26pt" fo:font-weight="normal" style:font-name-asian="Calibri1" style:font-family-asian="Calibri" style:font-family-generic-asian="system" style:font-pitch-asian="variable" style:font-size-asian="26pt" style:font-weight-asian="normal" style:font-name-complex="Calibri1" style:font-family-complex="Calibri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.6945in" loext:contextual-spacing="false" fo:line-height="100%" fo:keep-together="always" fo:break-before="auto" fo:break-after="auto" fo:keep-with-next="always"/>
      <style:text-properties fo:font-variant="small-caps" fo:color="#666666" style:font-name="Calibri" fo:font-family="Calibri" style:font-family-generic="roman" style:font-pitch="variable" fo:font-size="12pt" fo:font-style="italic" fo:font-weight="normal" style:font-name-asian="Calibri1" style:font-family-asian="Calibri" style:font-family-generic-asian="system" style:font-pitch-asian="variable" style:font-size-asian="12pt" style:font-style-asian="italic" style:font-weight-asian="normal" style:font-name-complex="Calibri1" style:font-family-complex="Calibri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4" meta:word-count="398" meta:character-count="2606" meta:non-whitespace-character-count="2172"/>
    <meta:generator>LibreOfficeDev/6.0.5.2$Linux_X86_64 LibreOffice_project/</meta:generator>
  </office:meta>
</office:document-meta>
</file>